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WW8Num1"/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3" style:family="paragraph" style:parent-style-name="Standard">
      <style:text-properties officeooo:rsid="000221e6" officeooo:paragraph-rsid="000221e6"/>
    </style:style>
    <style:style style:name="P4" style:family="paragraph" style:parent-style-name="Standard" style:master-page-name="Standard">
      <style:paragraph-properties style:page-number="auto"/>
      <style:text-properties style:text-underline-style="solid" style:text-underline-width="auto" style:text-underline-color="font-color" fo:font-weight="bold" style:font-weight-asian="bold"/>
    </style:style>
    <style:style style:name="P5" style:family="paragraph" style:parent-style-name="Standard">
      <style:paragraph-properties fo:margin-left="0.635cm" fo:margin-right="0cm" fo:text-indent="0cm" style:auto-text-inden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JERCICIOS DE ADMINISTRACIÓN ORACLE</text:p>
      <text:p text:style-name="P2"/>
      <text:list xml:id="list232220093" text:style-name="WW8Num1">
        <text:list-item>
          <text:p text:style-name="P1">Conéctate a la base de datos con el usuario DBA</text:p>
        </text:list-item>
      </text:list>
      <text:p text:style-name="P5"/>
      <text:list xml:id="list205149375494717" text:continue-numbering="true" text:style-name="WW8Num1">
        <text:list-item>
          <text:p text:style-name="P1">Crea un usuario llamado obiwan con contraseña kenobi, que escriba por defecto en el tablespace system, que tenga una cuota en este tablespace de 1 Megabyte y que la contraseña caduque.</text:p>
        </text:list-item>
      </text:list>
      <text:p text:style-name="Standard"/>
      <text:list xml:id="list205149548166241" text:continue-numbering="true" text:style-name="WW8Num1">
        <text:list-item>
          <text:p text:style-name="P1">Entra como obiwan e intenta crear una tabla. Si no puedes haz las actuaciones que consideres necesarias. Desconéctate y vuelve a conectarte con ese usuario.</text:p>
        </text:list-item>
      </text:list>
      <text:p text:style-name="Standard"/>
      <text:list xml:id="list205148222616390" text:continue-numbering="true" text:style-name="WW8Num1">
        <text:list-item>
          <text:p text:style-name="P1">Bloquea la cuenta de obiwan e intenta conectarte con ese usuario</text:p>
        </text:list-item>
      </text:list>
      <text:p text:style-name="Standard"/>
      <text:list xml:id="list205149272485710" text:continue-numbering="true" text:style-name="WW8Num1">
        <text:list-item>
          <text:p text:style-name="P1">Conéctate de nuevo con DBA, y crea un usuario de nombre popeye y contraseña espinacas, con tablespace por defecto USERS. Crea otro llamado asterix con contraseña obelix de las mismas características. Ejecuta el script para crear las tablas emple y depart.</text:p>
        </text:list-item>
      </text:list>
      <text:p text:style-name="Standard"/>
      <text:list xml:id="list205148914747798" text:continue-numbering="true" text:style-name="WW8Num1">
        <text:list-item>
          <text:p text:style-name="P1">Dale a Popeye el rol CONNECT y RESOURCE, <text:s/>y los privilegios necesarios para que pueda hacer cualquier cosa en la tabla emple y seleccionar los datos de la tabla depart, y que pueda otorgar estos privilegios a cualquier otro usuario.</text:p>
        </text:list-item>
      </text:list>
      <text:p text:style-name="Standard"/>
      <text:list xml:id="list205148768195513" text:continue-numbering="true" text:style-name="WW8Num1">
        <text:list-item>
          <text:p text:style-name="P1">Conéctate con popeye, e intenta insertar, actualizar, borrar e insertar, registros en las tablas emple y depart.</text:p>
        </text:list-item>
      </text:list>
      <text:p text:style-name="Standard"/>
      <text:list xml:id="list205147762161955" text:continue-numbering="true" text:style-name="WW8Num1">
        <text:list-item>
          <text:p text:style-name="P1">Intenta otorgar el privilegio de seleccionar los datos de emple <text:s/>al usuario asterix.</text:p>
        </text:list-item>
      </text:list>
      <text:p text:style-name="Standard"/>
      <text:list xml:id="list205147728769063" text:continue-numbering="true" text:style-name="WW8Num1">
        <text:list-item>
          <text:p text:style-name="P1">Conéctate de nuevo con DBA, quita el privilegio de seleccionar los datos de depart a popeye, y otorga privilegios de administración (rol DBA) a asterix.</text:p>
        </text:list-item>
      </text:list>
      <text:p text:style-name="P3">revoqu</text:p>
      <text:list xml:id="list205149150853206" text:continue-numbering="true" text:style-name="WW8Num1">
        <text:list-item>
          <text:p text:style-name="P1">Asterix, es ahora administrador, ¿se puede revocar un privilegio incluido en el rol DBA sin revocar el rol completo?, prueba con revocar el privilegio CREATE ANY TABLE.</text:p>
        </text:list-item>
      </text:list>
      <text:p text:style-name="Standard"/>
      <text:list xml:id="list205147436109593" text:continue-numbering="true" text:style-name="WW8Num1">
        <text:list-item>
          <text:p text:style-name="P1">Crea un rol llamado rol_creador , que tenga los privilegios del rol CONNECT Y RESOURCE, y <text:s/>que pueda seleccionar datos de cualquier tabla.</text:p>
        </text:list-item>
      </text:list>
      <text:p text:style-name="Párrafo_20_de_20_lista"/>
      <text:list xml:id="list205148849704502" text:continue-numbering="true" text:style-name="WW8Num1">
        <text:list-item>
          <text:p text:style-name="P1">Asigna a un nuevo usuario el rol anterior y comprueba que funciona todo correctamente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1)</dc:title>
    <dc:subject/>
    <meta:keyword/>
    <dc:description/>
    <meta:initial-creator>airis</meta:initial-creator>
    <meta:creation-date>2009-11-03T15:27:00</meta:creation-date>
    <dc:date>2019-11-14T20:51:47.171000000</dc:date>
    <meta:editing-cycles>6</meta:editing-cycles>
    <meta:editing-duration>PT1H1M35S</meta:editing-duration>
    <meta:document-statistic meta:table-count="0" meta:image-count="0" meta:object-count="0" meta:page-count="1" meta:paragraph-count="14" meta:word-count="294" meta:character-count="1746" meta:non-whitespace-character-count="1475"/>
    <meta:generator>LibreOffice/6.3.1.2$Windows_X86_64 LibreOffice_project/b79626edf0065ac373bd1df5c28bd630b4424273</meta:generator>
  </office:meta>
</office:document-meta>
</file>